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MS Mincho" svg:font-family="MS Mincho" style:font-family-generic="modern" style:font-pitch="fixed" svg:panose-1="2 2 6 9 4 2 5 8 3 4"/>
  </office:font-face-decls>
  <office:automatic-styles>
    <style:style style:name="P1" style:parent-style-name="Title" style:master-page-name="MPF0" style:family="paragraph">
      <style:paragraph-properties fo:break-before="page" style:page-number="auto"/>
    </style:style>
    <style:style style:name="T2" style:parent-style-name="DefaultParagraphFont" style:family="text">
      <style:text-properties style:font-name="Cambria" style:font-name-complex="Cambria"/>
    </style:style>
    <style:style style:name="T3" style:parent-style-name="DefaultParagraphFont" style:family="text">
      <style:text-properties style:font-name="Cambria" style:font-name-complex="Cambria"/>
    </style:style>
    <style:style style:name="P4" style:parent-style-name="ListBullet" style:family="paragraph">
      <style:paragraph-properties fo:margin-left="0.1in">
        <style:tab-stops/>
      </style:paragraph-properties>
    </style:style>
    <style:style style:name="T5" style:parent-style-name="DefaultParagraphFont" style:family="text">
      <style:text-properties fo:font-weight="bold" style:font-weight-asian="bold"/>
    </style:style>
  </office:automatic-styles>
  <office:body>
    <office:text text:use-soft-page-breaks="true">
      <text:p text:style-name="P1">Daniel Sager</text:p>
      <text:p text:style-name="Normal">120 William Rd. N. Massapequa, NY 11758 | (516) 426-6635 | sagerdanw@gmail.com</text:p>
      <text:h text:style-name="Heading1" text:outline-level="1">Education</text:h>
      <text:h text:style-name="Heading2" text:outline-level="2">Bachelors<text:s/>of Science in Computer Science | August 2016 - may 2020 | University at buffalo, NY</text:h>
      <text:list text:style-name="LFO1" text:continue-numbering="true">
        <text:list-item>
          <text:p text:style-name="ListBullet">GPA:<text:s/>3.44 / 4.0</text:p>
        </text:list-item>
        <text:list-item>
          <text:p text:style-name="ListBullet">Currently seeking degree that provides a solid foundation in software development, computer science theory and systems, and offers students the flexibility to specialize in areas such as machine learning, robotics, databases, data mining, distributed systems, networking, data intensive computing, and computer architecture.</text:p>
        </text:list-item>
        <text:list-item>
          <text:p text:style-name="ListBullet">Related courses: Intro to CS Majors I (Fall 2016<text:s/><text:span text:style-name="T2">–</text:span><text:s/>Grade A), Intro to CS Majors II (Spring 2017<text:s/><text:span text:style-name="T3">–</text:span><text:s/>Grade B+), Intro to Discrete Structures (Spring 2017 – Grade A), Data Structures (Fall 2017), and Digital Design (Fall 2017)</text:p>
        </text:list-item>
      </text:list>
      <text:h text:style-name="Heading2" text:outline-level="2">Study Abroad | Janurary 2017 - may 2017 | University of leicester, England</text:h>
      <text:list text:style-name="LFO1" text:continue-numbering="true">
        <text:list-item>
          <text:p text:style-name="ListBullet">Allows for growth and develop by adapting to an unfamiliar environment and embraced cultural differences and effectively using communication and organization skills to navigate through new cities.</text:p>
        </text:list-item>
        <text:list-item>
          <text:p text:style-name="ListBullet">Courses:<text:s/>Analysis and Design of Algorithms<text:s/>- Students will become more experienced in the application of logical and mathematical tools and techniques in computing. They will develop the skills of<text:s/>using standard algorithm design techniques<text:s/>to develop<text:s/>efficient algorithms for new problems. They will develop skills to judge the quality of the algorithms.</text:p>
        </text:list-item>
      </text:list>
      <text:h text:style-name="Heading1" text:outline-level="1">Skills &amp; Abilities</text:h>
      <text:h text:style-name="Heading2" text:outline-level="2">Developement</text:h>
      <text:list text:style-name="LFO1" text:continue-numbering="true">
        <text:list-item>
          <text:p text:style-name="ListBullet">Experienced with programming languages Java, C++ and XML and IDEs Eclipse, CLion, and Android Studio. Also, skilled in troubleshooting and supporting software.</text:p>
        </text:list-item>
      </text:list>
      <text:h text:style-name="Heading2" text:outline-level="2">Critial Thinking</text:h>
      <text:list text:style-name="LFO1" text:continue-numbering="true">
        <text:list-item>
          <text:p text:style-name="ListBullet">Proven track record to<text:s/>draw reasonable conclusions from a set of information and discriminate between useful and less useful details for solving a problem or making a decision. <text:s/></text:p>
        </text:list-item>
      </text:list>
      <text:h text:style-name="Heading2" text:outline-level="2">Time management</text:h>
      <text:list text:style-name="LFO1" text:continue-numbering="true">
        <text:list-item>
          <text:p text:style-name="ListBullet">Skilled in prioritizing and scheduling of tasks to use time more effectively to be more productive and meet deadlines.</text:p>
        </text:list-item>
      </text:list>
      <text:h text:style-name="Heading1" text:outline-level="1">Experience</text:h>
      <text:h text:style-name="Heading2" text:outline-level="2">Baseball umpire | Bethpage Little league | september 2012 – september 2015</text:h>
      <text:list text:style-name="LFO1" text:continue-numbering="true">
        <text:list-item>
          <text:p text:style-name="ListBullet">Officiate at sporting events, games, or competitions, to maintain standards of play and to ensure that game rules are observed.</text:p>
        </text:list-item>
      </text:list>
      <text:h text:style-name="Heading2" text:outline-level="2">Sales Associate | target | august – october 2015</text:h>
      <text:list text:style-name="LFO1" text:continue-numbering="true">
        <text:list-item>
          <text:p text:style-name="ListBullet">Responsible for taking money in the form of cash, check, or credit card from patrons in exchange for food or services. Scans items, provides change, balances drawer, and processes card transactions.</text:p>
        </text:list-item>
      </text:list>
      <text:h text:style-name="Heading2" text:outline-level="2">Customer Service Associate | lowes | may – august 2017</text:h>
      <text:list text:style-name="LFO1" text:continue-numbering="true">
        <text:list-item>
          <text:p text:style-name="ListBullet">Responsible for<text:s/>stocks shelves, maintaining the sales floor, and assisting<text:s/>store patrons with<text:s/>helpful<text:s/>customer service.</text:p>
        </text:list-item>
      </text:list>
      <text:h text:style-name="Heading1" text:outline-level="1">Personal Projects</text:h>
      <text:p text:style-name="P4"><text:span text:style-name="T5">Android Application -<text:s/></text:span>Developed using Java and XML, this android application can be used to track the amount of time spent doing an activity to reflect and improve upon. Functionality includes the ability to add, remove and store activity information to the user’s mobile phone stor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944in" fo:line-height="100%" fo:background-color="transparent" style:tab-stop-distance="0.5in"/>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9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default-outline-level="1">
      <style:paragraph-properties fo:keep-with-next="always" fo:keep-together="always" fo:margin-top="0.3472in" fo:margin-bottom="0.0694in"/>
      <style:text-properties style:font-name="Cambria" style:font-name-asian="MS Gothic" style:font-name-complex="Times New Roman" fo:font-weight="bold" style:font-weight-asian="bold" fo:color="#4E4E4E" fo:font-size="12pt" style:font-size-asian="12pt" style:font-size-complex="16pt" fo:hyphenate="false"/>
    </style:style>
    <style:style style:name="Heading2" style:display-name="Heading 2" style:family="paragraph" style:parent-style-name="Normal" style:default-outline-level="2">
      <style:paragraph-properties fo:keep-with-next="always" fo:keep-together="always" fo:margin-top="0.1388in" fo:margin-bottom="0.0833in"/>
      <style:text-properties style:font-name="Cambria" style:font-name-asian="MS Gothic" style:font-name-complex="Times New Roman" fo:font-weight="bold" style:font-weight-asian="bold" fo:text-transform="uppercase" fo:color="#191919"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208in solid #141414" fo:border-right="none" fo:padding-top="0in" fo:padding-left="0in" fo:padding-bottom="0.0555in" fo:padding-right="0in" style:shadow="none" fo:margin-bottom="0.0833in"/>
      <style:text-properties style:font-name="Cambria" style:font-name-asian="MS Gothic" style:font-name-complex="Times New Roman" fo:color="#141414" style:letter-kerning="true" fo:font-size="26pt" style:font-size-asian="26pt" fo:hyphenate="false"/>
    </style:style>
    <style:style style:name="TitleChar" style:display-name="Title Char" style:family="text" style:parent-style-name="DefaultParagraphFont">
      <style:text-properties style:font-name="Cambria" style:font-name-asian="MS Gothic" style:font-name-complex="Times New Roman" fo:color="#141414" style:letter-kerning="true" fo:font-size="26pt" style:font-size-asian="26pt"/>
    </style:style>
    <style:style style:name="PlaceholderText" style:display-name="Placeholder Text" style:family="text" style:parent-style-name="DefaultParagraphFont">
      <style:text-properties fo:color="#808080"/>
    </style:style>
    <style:style style:name="ListBullet" style:display-name="List Bullet" style:family="paragraph" style:parent-style-name="Normal" style:list-style-name="LFO1">
      <style:paragraph-properties fo:margin-bottom="0.0555in"/>
      <style:text-properties fo:hyphenate="false"/>
    </style:style>
    <style:style style:name="Header" style:display-name="Header" style:family="paragraph" style:parent-style-name="Normal">
      <style:paragraph-properties fo:margin-bottom="0in"/>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ext-properties fo:color="#141414" fo:hyphenate="false"/>
    </style:style>
    <style:style style:name="FooterChar" style:display-name="Footer Char" style:family="text" style:parent-style-name="DefaultParagraphFont">
      <style:text-properties fo:color="#141414"/>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use-window-font-color="true" fo:font-size="10pt" style:font-size-asian="10pt" style:font-size-complex="10pt" style:language-asian="en" style:country-asian="US" fo:hyphenate="false"/>
    </style:style>
    <style:style style:name="CommentTextChar" style:display-name="Comment Text Char" style:family="text" style:parent-style-name="DefaultParagraphFont">
      <style:text-properties style:use-window-font-color="true" fo:font-size="10pt" style:font-size-asian="10pt" style:font-size-complex="10pt" style:language-asian="en" style:country-asian="US"/>
    </style:style>
    <style:style style:name="BalloonText" style:display-name="Balloon Text" style:family="paragraph" style:parent-style-name="Normal">
      <style:paragraph-properties fo:margin-bottom="0in"/>
      <style:text-properties style:font-name="Segoe UI" style:font-name-complex="Segoe UI" fo:hyphenate="false"/>
    </style:style>
    <style:style style:name="BalloonTextChar" style:display-name="Balloon Text Char" style:family="text" style:parent-style-name="DefaultParagraphFont">
      <style:text-properties style:font-name="Segoe UI" style:font-name-complex="Segoe UI"/>
    </style:style>
    <style:style style:name="Heading1Char" style:display-name="Heading 1 Char" style:family="text" style:parent-style-name="DefaultParagraphFont">
      <style:text-properties style:font-name="Cambria" style:font-name-asian="MS Gothic" style:font-name-complex="Times New Roman" fo:font-weight="bold" style:font-weight-asian="bold" fo:color="#4E4E4E" fo:font-size="12pt" style:font-size-asian="12pt" style:font-size-complex="16pt"/>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fo:text-transform="uppercase" fo:color="#191919"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mbria"/>
    </style:style>
    <text:list-style style:name="LFO1">
      <text:list-level-style-bullet text:level="1" text:style-name="WW_CharLFO1LVL1" text:bullet-char="·">
        <style:list-level-properties text:space-before="0in" text:min-label-width="0.1in" text:list-level-position-and-space-mode="label-alignment">
          <style:list-level-label-alignment text:label-followed-by="listtab" fo:margin-left="0.1in" fo:text-indent="-0.1in"/>
        </style:list-level-properties>
        <style:text-properties style:font-name="Cambria"/>
      </text:list-level-style-bullet>
    </text:list-style>
    <style:default-page-layout>
      <style:page-layout-properties style:layout-grid-standard-mode="true"/>
    </style:default-page-layout>
    <style:default-style style:family="graphic">
      <style:graphic-properties draw:fill="solid" draw:fill-color="#141414" draw:opacity="100%" draw:stroke="solid" svg:stroke-width="0.01389in" svg:stroke-color="#0b0b0b"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404040" style:line-style="solid" style:adjustment="left"/>
      </style:page-layout-properties>
      <style:header-style>
        <style:header-footer-properties style:dynamic-spacing="true" fo:min-height="0.25in"/>
      </style:header-style>
      <style:footer-style>
        <style:header-footer-properties style:dynamic-spacing="true" fo:min-height="0.25in"/>
      </style:footer-style>
    </style:page-layout>
  </office:automatic-styles>
  <office:master-styles>
    <style:master-page style:name="MP0" style:page-layout-name="PL0">
      <style:footer>
        <text:p text:style-name="Footer"><text:page-number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nny</meta:initial-creator>
    <dc:creator>Danny</dc:creator>
    <meta:creation-date>2017-11-02T17:17:00Z</meta:creation-date>
    <dc:date>2017-11-02T17:17:00Z</dc:date>
    <meta:template xlink:href="Functional%20resume" xlink:type="simple"/>
    <meta:editing-cycles>2</meta:editing-cycles>
    <meta:editing-duration>PT0S</meta:editing-duration>
    <meta:document-statistic meta:page-count="1" meta:paragraph-count="5" meta:word-count="426" meta:character-count="2853" meta:row-count="20" meta:non-whitespace-character-count="2432"/>
  </office:meta>
</office:document-meta>
</file>